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officeooo:paragraph-rsid="0003cc77"/>
    </style:style>
    <style:style style:name="P2" style:family="paragraph" style:parent-style-name="Standard">
      <style:text-properties style:font-name="Liberation Serif" officeooo:rsid="0003cc77" officeooo:paragraph-rsid="0003cc77"/>
    </style:style>
    <style:style style:name="P3" style:family="paragraph" style:parent-style-name="Standard">
      <style:text-properties style:font-name="Liberation Serif" officeooo:rsid="000419b6" officeooo:paragraph-rsid="000944d3"/>
    </style:style>
    <style:style style:name="P4" style:family="paragraph" style:parent-style-name="Standard">
      <style:text-properties style:font-name="Liberation Serif" officeooo:rsid="000419b6" officeooo:paragraph-rsid="000a3fce"/>
    </style:style>
    <style:style style:name="P5" style:family="paragraph" style:parent-style-name="Standard">
      <style:text-properties style:font-name="Liberation Serif" officeooo:rsid="00078715" officeooo:paragraph-rsid="00078715"/>
    </style:style>
    <style:style style:name="P6" style:family="paragraph" style:parent-style-name="Standard">
      <style:text-properties style:font-name="Liberation Serif" officeooo:rsid="0008023d" officeooo:paragraph-rsid="0008023d"/>
    </style:style>
    <style:style style:name="P7" style:family="paragraph" style:parent-style-name="Standard">
      <style:text-properties style:font-name="Liberation Serif" officeooo:rsid="0008023d" officeooo:paragraph-rsid="000944d3"/>
    </style:style>
    <style:style style:name="P8" style:family="paragraph" style:parent-style-name="Standard">
      <style:text-properties style:font-name="Liberation Serif" officeooo:rsid="0008023d" officeooo:paragraph-rsid="000d4c74"/>
    </style:style>
    <style:style style:name="P9" style:family="paragraph" style:parent-style-name="Standard">
      <style:text-properties style:font-name="Liberation Serif" officeooo:rsid="000aca90" officeooo:paragraph-rsid="000aca90"/>
    </style:style>
    <style:style style:name="P10" style:family="paragraph" style:parent-style-name="Standard">
      <style:text-properties style:font-name="Liberation Serif" officeooo:rsid="000af0a0" officeooo:paragraph-rsid="000af0a0"/>
    </style:style>
    <style:style style:name="P11" style:family="paragraph" style:parent-style-name="Standard">
      <style:text-properties style:font-name="Liberation Serif" officeooo:rsid="000d4c74" officeooo:paragraph-rsid="000d4c74"/>
    </style:style>
    <style:style style:name="P12" style:family="paragraph" style:parent-style-name="Standard">
      <style:text-properties fo:font-variant="normal" fo:text-transform="none" fo:color="#111111" style:font-name="Liberation Serif" fo:font-size="11.25pt" fo:letter-spacing="normal" fo:font-style="normal" fo:font-weight="normal" officeooo:rsid="00078715" officeooo:paragraph-rsid="00078715"/>
    </style:style>
    <style:style style:name="P13" style:family="paragraph" style:parent-style-name="Standard">
      <style:text-properties fo:font-variant="normal" fo:text-transform="none" fo:color="#111111" style:font-name="Liberation Serif" fo:font-size="11.25pt" fo:letter-spacing="normal" fo:font-style="normal" fo:font-weight="normal" officeooo:paragraph-rsid="0003cc77"/>
    </style:style>
    <style:style style:name="P14" style:family="paragraph" style:parent-style-name="Standard">
      <style:text-properties fo:font-variant="normal" fo:text-transform="none" fo:color="#111111" style:font-name="Liberation Serif" fo:font-size="11.25pt" fo:letter-spacing="normal" fo:font-style="normal" fo:font-weight="normal" officeooo:rsid="0003cc77" officeooo:paragraph-rsid="0003cc77"/>
    </style:style>
    <style:style style:name="P15" style:family="paragraph" style:parent-style-name="Standard">
      <style:text-properties fo:font-variant="normal" fo:text-transform="none" fo:color="#111111" style:font-name="Liberation Serif" fo:font-size="11.25pt" fo:letter-spacing="normal" fo:font-style="normal" fo:font-weight="normal" officeooo:rsid="000419b6" officeooo:paragraph-rsid="000419b6"/>
    </style:style>
    <style:style style:name="P16" style:family="paragraph" style:parent-style-name="Standard">
      <style:text-properties fo:font-variant="normal" fo:text-transform="none" fo:color="#111111" style:font-name="Liberation Serif" fo:font-size="11.25pt" fo:letter-spacing="normal" fo:font-style="normal" fo:font-weight="normal" officeooo:rsid="0008023d" officeooo:paragraph-rsid="0008023d"/>
    </style:style>
    <style:style style:name="P17" style:family="paragraph" style:parent-style-name="Standard">
      <style:text-properties fo:font-variant="normal" fo:text-transform="none" fo:color="#111111" style:font-name="Liberation Serif" fo:font-size="11.25pt" fo:letter-spacing="normal" fo:font-style="normal" fo:font-weight="normal" officeooo:rsid="000944d3" officeooo:paragraph-rsid="000944d3"/>
    </style:style>
    <style:style style:name="P18" style:family="paragraph" style:parent-style-name="Standard">
      <style:text-properties fo:font-variant="normal" fo:text-transform="none" fo:color="#111111" style:font-name="Liberation Serif" fo:font-size="11.25pt" fo:letter-spacing="normal" fo:font-style="normal" fo:font-weight="normal" officeooo:rsid="000944d3" officeooo:paragraph-rsid="000d4c74"/>
    </style:style>
    <style:style style:name="P19" style:family="paragraph" style:parent-style-name="Standard">
      <style:text-properties fo:font-variant="normal" fo:text-transform="none" fo:color="#111111" style:font-name="Liberation Serif" fo:font-size="11.25pt" fo:letter-spacing="normal" fo:font-style="normal" fo:font-weight="normal" officeooo:rsid="000944d3" officeooo:paragraph-rsid="000a3fce"/>
    </style:style>
    <style:style style:name="P20" style:family="paragraph" style:parent-style-name="Standard">
      <style:text-properties fo:font-variant="normal" fo:text-transform="none" fo:color="#111111" style:font-name="Liberation Serif" fo:font-size="11.25pt" fo:letter-spacing="normal" fo:font-style="normal" fo:font-weight="normal" officeooo:rsid="0011c52a" officeooo:paragraph-rsid="0011c52a"/>
    </style:style>
    <style:style style:name="P21" style:family="paragraph" style:parent-style-name="Standard">
      <style:text-properties fo:font-variant="normal" fo:text-transform="none" fo:color="#111111" style:font-name="Liberation Serif" fo:font-size="11.25pt" fo:letter-spacing="normal" fo:font-style="normal" fo:font-weight="normal" officeooo:rsid="001329f2" officeooo:paragraph-rsid="001329f2"/>
    </style:style>
    <style:style style:name="P22" style:family="paragraph" style:parent-style-name="Standard">
      <style:text-properties fo:font-variant="normal" fo:text-transform="none" fo:color="#111111" style:font-name="Liberation Serif" fo:font-size="11.25pt" fo:letter-spacing="normal" fo:font-style="normal" fo:font-weight="normal" officeooo:paragraph-rsid="001329f2"/>
    </style:style>
    <style:style style:name="P23" style:family="paragraph" style:parent-style-name="Standard">
      <style:text-properties fo:font-variant="normal" fo:text-transform="none" fo:color="#111111" style:font-name="Liberation Serif" fo:font-size="11.25pt" fo:letter-spacing="normal" fo:font-style="normal" fo:font-weight="normal" officeooo:rsid="0017f342" officeooo:paragraph-rsid="0017f342"/>
    </style:style>
    <style:style style:name="P24" style:family="paragraph" style:parent-style-name="Standard">
      <style:text-properties officeooo:paragraph-rsid="0013d6f6"/>
    </style:style>
    <style:style style:name="P25" style:family="paragraph" style:parent-style-name="Standard">
      <style:text-properties officeooo:paragraph-rsid="00160964"/>
    </style:style>
    <style:style style:name="P26" style:family="paragraph" style:parent-style-name="Standard">
      <style:text-properties officeooo:paragraph-rsid="0016b924"/>
    </style:style>
    <style:style style:name="P27" style:family="paragraph" style:parent-style-name="Standard">
      <style:text-properties officeooo:rsid="0017f342" officeooo:paragraph-rsid="0017f342"/>
    </style:style>
    <style:style style:name="P28" style:family="paragraph" style:parent-style-name="Standard">
      <style:text-properties fo:font-variant="normal" fo:text-transform="none" fo:color="#222222" style:font-name="Liberation Sans" fo:font-size="10.5pt" fo:letter-spacing="normal" fo:font-style="normal" fo:font-weight="normal" officeooo:rsid="0015bd21" officeooo:paragraph-rsid="0013d6f6" style:font-size-asian="11.1999998092651pt" style:font-size-complex="11.1999998092651pt"/>
    </style:style>
    <style:style style:name="P29" style:family="paragraph" style:parent-style-name="Standard">
      <style:text-properties fo:font-variant="normal" fo:text-transform="none" fo:color="#222222" style:font-name="Liberation Sans" fo:font-size="10.5pt" fo:letter-spacing="normal" fo:font-style="normal" fo:font-weight="normal" officeooo:rsid="00160964" officeooo:paragraph-rsid="00160964" style:font-size-asian="11.1999998092651pt" style:font-size-complex="11.1999998092651pt"/>
    </style:style>
    <style:style style:name="P30" style:family="paragraph" style:parent-style-name="Standard">
      <style:text-properties fo:font-variant="normal" fo:text-transform="none" fo:color="#242729" style:font-name="Arial" fo:font-size="11.25pt" fo:letter-spacing="normal" fo:font-style="normal" fo:font-weight="normal" officeooo:paragraph-rsid="0016b924" style:font-size-asian="11.1999998092651pt" style:font-size-complex="11.1999998092651pt"/>
    </style:style>
    <style:style style:name="P31" style:family="paragraph" style:parent-style-name="Standard">
      <style:text-properties fo:font-variant="normal" fo:text-transform="none" fo:color="#242729" style:font-name="Arial" fo:font-size="11.25pt" fo:letter-spacing="normal" fo:font-style="normal" fo:font-weight="normal" officeooo:rsid="0017f342" officeooo:paragraph-rsid="0017f342" style:font-size-asian="11.1999998092651pt" style:font-size-complex="11.1999998092651pt"/>
    </style:style>
    <style:style style:name="P32" style:family="paragraph" style:parent-style-name="Standard">
      <style:text-properties fo:font-variant="normal" fo:text-transform="none" fo:color="#242729" style:font-name="Arial" fo:font-size="11.25pt" fo:letter-spacing="normal" fo:font-style="normal" fo:font-weight="normal" officeooo:rsid="0017f342" officeooo:paragraph-rsid="0016b924" style:font-size-asian="11.1999998092651pt" style:font-size-complex="11.1999998092651pt"/>
    </style:style>
    <style:style style:name="P33" style:family="paragraph" style:parent-style-name="Standard">
      <style:text-properties fo:font-variant="normal" fo:text-transform="none" fo:color="#242729" style:font-name="Arial" fo:font-size="11.25pt" fo:letter-spacing="normal" fo:font-style="normal" fo:font-weight="normal" officeooo:rsid="0016b924" officeooo:paragraph-rsid="0016b924" style:font-size-asian="11.1999998092651pt" style:font-size-complex="11.1999998092651pt"/>
    </style:style>
    <style:style style:name="P34" style:family="paragraph" style:parent-style-name="Standard">
      <style:text-properties style:font-name="Liberation Serif" officeooo:rsid="00183aa1" officeooo:paragraph-rsid="00183aa1"/>
    </style:style>
    <style:style style:name="T1" style:family="text">
      <style:text-properties officeooo:rsid="0003cc77"/>
    </style:style>
    <style:style style:name="T2" style:family="text">
      <style:text-properties fo:font-variant="normal" fo:text-transform="none" fo:color="#111111" fo:font-size="11.25pt" fo:letter-spacing="normal" fo:font-style="normal" fo:font-weight="normal"/>
    </style:style>
    <style:style style:name="T3" style:family="text">
      <style:text-properties fo:font-variant="normal" fo:text-transform="none" fo:color="#111111" fo:font-size="11.25pt" fo:letter-spacing="normal" fo:font-style="normal" fo:font-weight="normal" officeooo:rsid="000419b6"/>
    </style:style>
    <style:style style:name="T4" style:family="text">
      <style:text-properties fo:font-variant="normal" fo:text-transform="none" fo:color="#111111" fo:font-size="11.25pt" fo:letter-spacing="normal" fo:font-style="normal" fo:font-weight="normal" officeooo:rsid="0005d50d"/>
    </style:style>
    <style:style style:name="T5" style:family="text">
      <style:text-properties fo:font-variant="normal" fo:text-transform="none" fo:color="#111111" fo:font-size="11.25pt" fo:letter-spacing="normal" fo:font-style="normal" fo:font-weight="normal" officeooo:rsid="00072ecf"/>
    </style:style>
    <style:style style:name="T6" style:family="text">
      <style:text-properties fo:font-variant="normal" fo:text-transform="none" fo:color="#111111" fo:font-size="11.25pt" fo:letter-spacing="normal" fo:font-style="normal" fo:font-weight="normal" officeooo:rsid="00078715"/>
    </style:style>
    <style:style style:name="T7" style:family="text">
      <style:text-properties fo:font-variant="normal" fo:text-transform="none" fo:color="#111111" fo:font-size="11.25pt" fo:letter-spacing="normal" fo:font-style="normal" fo:font-weight="normal" officeooo:rsid="000944d3"/>
    </style:style>
    <style:style style:name="T8" style:family="text">
      <style:text-properties fo:font-variant="normal" fo:text-transform="none" fo:color="#111111" fo:font-size="11.25pt" fo:letter-spacing="normal" fo:font-style="normal" fo:font-weight="normal" officeooo:rsid="000a3fce"/>
    </style:style>
    <style:style style:name="T9" style:family="text">
      <style:text-properties fo:font-variant="normal" fo:text-transform="none" fo:color="#111111" fo:font-size="11.25pt" fo:letter-spacing="normal" fo:font-style="normal" fo:font-weight="normal" officeooo:rsid="000d4c74"/>
    </style:style>
    <style:style style:name="T10" style:family="text">
      <style:text-properties fo:font-variant="normal" fo:text-transform="none" fo:color="#111111" fo:font-size="11.25pt" fo:letter-spacing="normal" fo:font-style="normal" fo:font-weight="normal" fo:background-color="#dddddd" loext:char-shading-value="0"/>
    </style:style>
    <style:style style:name="T11" style:family="text">
      <style:text-properties fo:font-variant="normal" fo:text-transform="none" fo:color="#111111" fo:font-size="11.25pt" fo:letter-spacing="normal" fo:font-style="normal" fo:font-weight="normal" officeooo:rsid="00072ecf" fo:background-color="#dddddd" loext:char-shading-value="0"/>
    </style:style>
    <style:style style:name="T12" style:family="text">
      <style:text-properties fo:font-variant="normal" fo:text-transform="none" fo:color="#111111" fo:font-size="11.25pt" fo:letter-spacing="normal" fo:font-style="normal" fo:font-weight="normal" officeooo:rsid="000d4c74" fo:background-color="#dddddd" loext:char-shading-value="0"/>
    </style:style>
    <style:style style:name="T13" style:family="text">
      <style:text-properties fo:font-variant="normal" fo:text-transform="none" fo:color="#111111" fo:font-size="11.25pt" fo:letter-spacing="normal" fo:font-style="normal" fo:font-weight="normal" officeooo:rsid="000944d3" fo:background-color="#dddddd" loext:char-shading-value="0"/>
    </style:style>
    <style:style style:name="T14" style:family="text">
      <style:text-properties fo:font-variant="normal" fo:text-transform="none" fo:color="#111111" fo:font-size="11.25pt" fo:letter-spacing="normal" fo:font-style="normal" fo:font-weight="normal" officeooo:rsid="0008023d" fo:background-color="#dddddd" loext:char-shading-value="0"/>
    </style:style>
    <style:style style:name="T15" style:family="text">
      <style:text-properties fo:font-variant="normal" fo:text-transform="none" fo:color="#111111" fo:font-size="11.25pt" fo:letter-spacing="normal" fo:font-style="normal" fo:font-weight="normal" officeooo:rsid="000dd637"/>
    </style:style>
    <style:style style:name="T16" style:family="text">
      <style:text-properties fo:font-variant="normal" fo:text-transform="none" fo:color="#222222" style:font-name="Liberation Serif" fo:font-size="11.1999998092651pt" fo:letter-spacing="normal" fo:font-style="normal" fo:font-weight="normal" officeooo:rsid="001329f2" style:font-size-asian="11.1999998092651pt" style:font-size-complex="11.1999998092651pt"/>
    </style:style>
    <style:style style:name="T17" style:family="text">
      <style:text-properties fo:font-variant="normal" fo:text-transform="none" fo:color="#222222" style:font-name="Liberation Serif" fo:font-size="11.1999998092651pt" fo:letter-spacing="normal" fo:font-style="normal" fo:font-weight="normal" officeooo:rsid="0013d6f6" style:font-size-asian="11.1999998092651pt" style:font-size-complex="11.1999998092651pt"/>
    </style:style>
    <style:style style:name="T18" style:family="text">
      <style:text-properties fo:font-variant="normal" fo:text-transform="none" fo:color="#222222" style:font-name="Liberation Serif" fo:font-size="11.1999998092651pt" fo:letter-spacing="normal" fo:font-style="normal" fo:font-weight="normal" officeooo:rsid="0013d6f6" fo:background-color="#dddddd" loext:char-shading-value="0" style:font-size-asian="11.1999998092651pt" style:font-size-complex="11.1999998092651pt"/>
    </style:style>
    <style:style style:name="T19" style:family="text">
      <style:text-properties fo:font-variant="normal" fo:text-transform="none" fo:color="#222222" style:font-name="Liberation Sans" fo:font-size="10.5pt" fo:letter-spacing="normal" fo:font-style="normal" fo:font-weight="normal" style:font-size-asian="11.1999998092651pt" style:font-size-complex="11.1999998092651pt"/>
    </style:style>
    <style:style style:name="T20" style:family="text">
      <style:text-properties fo:font-variant="normal" fo:text-transform="none" fo:color="#222222" style:font-name="Liberation Sans" fo:font-size="10.5pt" fo:letter-spacing="normal" fo:font-style="normal" fo:font-weight="normal" officeooo:rsid="0015bd21" style:font-size-asian="11.1999998092651pt" style:font-size-complex="11.1999998092651pt"/>
    </style:style>
    <style:style style:name="T21" style:family="text">
      <style:text-properties fo:font-variant="normal" fo:text-transform="none" fo:color="#222222" style:font-name="Liberation Sans" fo:font-size="10.5pt" fo:letter-spacing="normal" fo:font-style="normal" fo:font-weight="normal" officeooo:rsid="00160964" style:font-size-asian="11.1999998092651pt" style:font-size-complex="11.1999998092651pt"/>
    </style:style>
    <style:style style:name="T22" style:family="text">
      <style:text-properties fo:font-variant="normal" fo:text-transform="none" fo:color="#222222" style:font-name="Liberation Sans" fo:font-size="10.5pt" fo:letter-spacing="normal" fo:font-style="normal" fo:font-weight="normal" officeooo:rsid="0016b924" style:font-size-asian="11.1999998092651pt" style:font-size-complex="11.1999998092651pt"/>
    </style:style>
    <style:style style:name="T23" style:family="text">
      <style:text-properties fo:font-variant="normal" fo:text-transform="none" fo:color="#222222" style:font-name="Liberation Sans" fo:font-size="10.5pt" fo:letter-spacing="normal" fo:font-style="normal" fo:font-weight="normal" officeooo:rsid="0015bd21" fo:background-color="#dddddd" loext:char-shading-value="0" style:font-size-asian="11.1999998092651pt" style:font-size-complex="11.1999998092651pt"/>
    </style:style>
    <style:style style:name="T24" style:family="text">
      <style:text-properties fo:font-variant="normal" fo:text-transform="none" fo:color="#222222" style:font-name="Liberation Sans" fo:font-size="10.5pt" fo:letter-spacing="normal" fo:font-style="normal" fo:font-weight="normal" officeooo:rsid="00160964" fo:background-color="#dddddd" loext:char-shading-value="0" style:font-size-asian="11.1999998092651pt" style:font-size-complex="11.1999998092651pt"/>
    </style:style>
    <style:style style:name="T25" style:family="text">
      <style:text-properties fo:font-variant="normal" fo:text-transform="none" fo:color="#222222" style:font-name="Liberation Sans" fo:font-size="10.5pt" fo:letter-spacing="normal" fo:font-style="normal" fo:font-weight="normal" officeooo:rsid="0016b924" fo:background-color="#dddddd" loext:char-shading-value="0" style:font-size-asian="11.1999998092651pt" style:font-size-complex="11.1999998092651pt"/>
    </style:style>
    <style:style style:name="T26" style:family="text">
      <style:text-properties fo:font-variant="normal" fo:text-transform="none" fo:color="#0b0080" style:text-line-through-style="none" style:text-line-through-type="none" style:font-name="Liberation Sans" fo:font-size="10.5pt" fo:letter-spacing="normal" fo:font-style="normal" style:text-underline-style="none" fo:font-weight="normal" officeooo:rsid="0013d6f6" style:text-blinking="false" fo:background-color="#ffffff" loext:char-shading-value="0" style:font-size-asian="11.1999998092651pt" style:font-size-complex="11.1999998092651pt"/>
    </style:style>
    <style:style style:name="T27" style:family="text">
      <style:text-properties fo:font-variant="normal" fo:text-transform="none" fo:color="#000000" style:text-line-through-style="none" style:text-line-through-type="none" style:font-name="Liberation Sans" fo:font-size="10.5pt" fo:letter-spacing="normal" fo:font-style="normal" style:text-underline-style="none" fo:font-weight="normal" officeooo:rsid="0013d6f6" style:text-blinking="false" fo:background-color="#ffffff" loext:char-shading-value="0" style:font-size-asian="11.1999998092651pt" style:font-size-complex="11.1999998092651pt"/>
    </style:style>
    <style:style style:name="T28" style:family="text">
      <style:text-properties fo:font-variant="normal" fo:text-transform="none" fo:color="#242729" style:font-name="Arial" fo:font-size="11.25pt" fo:letter-spacing="normal" fo:font-style="normal" fo:font-weight="normal" style:font-size-asian="11.1999998092651pt" style:font-size-complex="11.1999998092651pt"/>
    </style:style>
    <style:style style:name="T29" style:family="text">
      <style:text-properties fo:font-variant="normal" fo:text-transform="none" fo:color="#242729" style:font-name="Arial" fo:font-size="11.25pt" fo:letter-spacing="normal" fo:font-style="normal" fo:font-weight="normal" officeooo:rsid="0016b924" style:font-size-asian="11.1999998092651pt" style:font-size-complex="11.1999998092651pt"/>
    </style:style>
    <style:style style:name="T30" style:family="text">
      <style:text-properties fo:font-variant="normal" fo:text-transform="none" fo:color="#242729" style:font-name="Arial" fo:font-size="11.25pt" fo:letter-spacing="normal" fo:font-style="normal" fo:font-weight="normal" officeooo:rsid="0016b924" fo:background-color="#dddddd" loext:char-shading-value="0" style:font-size-asian="11.1999998092651pt" style:font-size-complex="11.1999998092651pt"/>
    </style:style>
    <style:style style:name="T31" style:family="text">
      <style:text-properties officeooo:rsid="0003cc77" fo:background-color="#dddddd" loext:char-shading-value="0"/>
    </style:style>
    <style:style style:name="T32" style:family="text">
      <style:text-properties officeooo:rsid="001329f2"/>
    </style:style>
    <style:style style:name="T33" style:family="text">
      <style:text-properties fo:color="#222222" style:font-name="Liberation Serif" fo:font-size="11.1999998092651pt" style:font-size-asian="11.1999998092651pt" style:font-size-complex="11.1999998092651pt"/>
    </style:style>
    <style:style style:name="T34" style:family="text">
      <style:text-properties fo:color="#222222" style:font-name="Liberation Serif" fo:font-size="11.1999998092651pt" officeooo:rsid="001329f2" style:font-size-asian="11.1999998092651pt" style:font-size-complex="11.1999998092651pt"/>
    </style:style>
    <style:style style:name="T35" style:family="text">
      <style:text-properties fo:color="#222222" style:font-name="Liberation Serif" fo:font-size="11.1999998092651pt" officeooo:rsid="001329f2" fo:background-color="#dddddd" loext:char-shading-value="0" style:font-size-asian="11.1999998092651pt" style:font-size-complex="11.1999998092651pt"/>
    </style:style>
    <style:style style:name="T36" style:family="text">
      <style:text-properties officeooo:rsid="0019de06"/>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herzod Niyazov – U1510349</text:p>
      <text:p text:style-name="P34">Activity 3 ~ 4 <text:span text:style-name="T36">Complete</text:span><text:line-break/></text:p>
      <text:p text:style-name="P34"/>
      <text:p text:style-name="P9">3a.</text:p>
      <text:p text:style-name="P5">All commands are executed in <text:span text:style-name="T2">In Ubuntu Linux Distribution. </text:span><text:span text:style-name="T9">In current time latest stable source version is 4.10.0. In this document we used “[version]” instead of “4.10.0”</text:span></text:p>
      <text:p text:style-name="P12"/>
      <text:p text:style-name="P1"><text:span text:style-name="T1">To install linux source first we should update package list by executing command “</text:span><text:span text:style-name="T31">sudo apt-get update</text:span><text:span text:style-name="T1">”. It </text:span><text:span text:style-name="T2">downloads the package lists from the repositories and "updates" them to get information on the newest versions of packages and their dependencies. It will do this for all repositories</text:span></text:p>
      <text:p text:style-name="P13"/>
      <text:p text:style-name="P2"><text:span text:style-name="T2">[Screenshot_3_a_</text:span><text:span text:style-name="T3">1</text:span><text:span text:style-name="T2">]</text:span></text:p>
      <text:p text:style-name="P14"/>
      <text:p text:style-name="P3"><text:span text:style-name="T2">After updating we can </text:span><text:span text:style-name="T4">start </text:span><text:span text:style-name="T2"><text:s/>installing linux source. To do it, we execute “</text:span><text:span text:style-name="T10">sudo apt-get install linux-source</text:span><text:span text:style-name="T2">” it downloads tar </text:span><text:span text:style-name="T7">archived</text:span><text:span text:style-name="T2"> latest </text:span><text:span text:style-name="T4">stable</text:span><text:span text:style-name="T2"> linux source code from </text:span><text:span text:style-name="T7">internet</text:span><text:span text:style-name="T5"> and stores</text:span><text:span text:style-name="T2"> to “</text:span><text:span text:style-name="T11">usr/src/linux-source-[version]/</text:span><text:span text:style-name="T2">”.</text:span></text:p>
      <text:p text:style-name="P15"/>
      <text:p text:style-name="P15">[Screenshot_3_a_2]</text:p>
      <text:p text:style-name="P15"/>
      <text:p text:style-name="P8"><text:span text:style-name="T2">Because the source code is compressed we need to uncompress it using </text:span><text:span text:style-name="T6">“</text:span><text:span text:style-name="T10">tar xvjf </text:span><text:span text:style-name="T11">usr/src/linux-source-[version]/</text:span><text:span text:style-name="T10"> </text:span><text:span text:style-name="T11">linux-source-[version].</text:span><text:span text:style-name="T12">tar.bz2</text:span><text:span text:style-name="T6">” </text:span><text:span text:style-name="T2">command. The “tar” program is used to create, maintain, modify, and extract files that are archived in the tar format. The “xvjf” <text:s text:c="2"/>is argument for tar program, </text:span><text:span text:style-name="T7">argument’s first letter is function,</text:span><text:span text:style-name="T2"> where: </text:span></text:p>
      <text:p text:style-name="P6"><text:span text:style-name="T2"><text:tab/>x – </text:span><text:span text:style-name="T7">to extract all files from archive</text:span></text:p>
      <text:p text:style-name="P16"><text:tab/>v – to operate in verbosely</text:p>
      <text:p text:style-name="P7"><text:span text:style-name="T2"><text:tab/>j – </text:span><text:span text:style-name="T7">this option tells tar to read or write archives using the bzip2 compressor</text:span></text:p>
      <text:p text:style-name="P17"><text:tab/>f – use archive file</text:p>
      <text:p text:style-name="P8"><text:span text:style-name="T7">The program extracts all linux source </text:span><text:span text:style-name="T9">archive located in “</text:span><text:span text:style-name="T11">usr/src/linux-source-[version]/</text:span><text:span text:style-name="T10"> </text:span><text:span text:style-name="T11">linux-source-[version].</text:span><text:span text:style-name="T12">tar.bz2</text:span><text:span text:style-name="T9">”</text:span><text:span text:style-name="T7"> to “</text:span><text:span text:style-name="T13">home/user</text:span><text:span text:style-name="T7">” directory</text:span></text:p>
      <text:p text:style-name="P17"/>
      <text:p text:style-name="P4"><text:span text:style-name="T7">[Screenshot_3_a_</text:span><text:span text:style-name="T8">3</text:span><text:span text:style-name="T7">]</text:span></text:p>
      <text:p text:style-name="P4"><text:span text:style-name="T7">[Screenshot_3_a_</text:span><text:span text:style-name="T8">4</text:span><text:span text:style-name="T7">]</text:span></text:p>
      <text:p text:style-name="P18"/>
      <text:p text:style-name="P11"><text:span text:style-name="T7">L</text:span><text:span text:style-name="T2">inux source installation summary steps:</text:span></text:p>
      <text:p text:style-name="P11"><text:span text:style-name="T15">#updates packages list<text:tab/><text:tab/></text:span><text:span text:style-name="T2"><text:tab/></text:span><text:span text:style-name="T10">$sudo apt-get update</text:span></text:p>
      <text:p text:style-name="P11"><text:span text:style-name="T15">#downloads linux source archive</text:span><text:span text:style-name="T2"><text:tab/></text:span><text:span text:style-name="T10">$sudo apt-get install linux-source</text:span></text:p>
      <text:p text:style-name="P11"><text:span text:style-name="T15">#unarchive tar file<text:tab/><text:tab/></text:span><text:span text:style-name="T2"><text:tab/></text:span><text:span text:style-name="T10">$</text:span><text:span text:style-name="T14">tar xvjf </text:span><text:span text:style-name="T11">usr/src/linux-source-</text:span><text:span text:style-name="T10">4.10.0</text:span><text:span text:style-name="T11">/</text:span><text:span text:style-name="T14"> </text:span><text:span text:style-name="T11">linux-source-</text:span><text:span text:style-name="T10">4.10.0</text:span><text:span text:style-name="T11">.</text:span><text:span text:style-name="T10">tar.bz2</text:span></text:p>
      <text:p text:style-name="P19"/>
      <text:p text:style-name="P10"><text:span text:style-name="T7">3</text:span><text:span text:style-name="T2">b.</text:span></text:p>
      <text:p text:style-name="P20">Here is the complete Linux source directory tree in pdf:</text:p>
      <text:p text:style-name="P20"><text:tab/>[File: Kernel_Dir_tree.pdf]</text:p>
      <text:p text:style-name="P20">Here is complete linux source code files: </text:p>
      <text:p text:style-name="P20"><text:tab/>[File: Kernel_files_list]</text:p>
      <text:p text:style-name="P20">Here are screenshots of commands:</text:p>
      <text:p text:style-name="P20"><text:tab/>[Screenshot_3_b_1]</text:p>
      <text:p text:style-name="P20"/>
      <text:p text:style-name="P20">4a.</text:p>
      <text:p text:style-name="P20">Here are compilation steps screenshots:</text:p>
      <text:p text:style-name="P21">[Screenshot_4a_1] ~ [Screenshot_4a_16]</text:p>
      <text:p text:style-name="P21"/>
      <text:p text:style-name="P21">4b.</text:p>
      <text:p text:style-name="P22"><text:span text:style-name="T32">In order to compile installed linux source we need first install “libncurses5” and “libncurses5-dev”. “libncurses5” t</text:span><text:span text:style-name="T34">his package contains the shared libraries necessary to run programs compiled with ncurses. </text:span><text:soft-page-break/><text:span text:style-name="T34">“libncurses5-dev” t</text:span><text:span text:style-name="T33">his package contains the header files, static libraries and symbolic links that developers using ncurses will need. </text:span><text:span text:style-name="T34">To do this you need to execute “</text:span><text:span text:style-name="T35">$sudo apt-get install libncurses5 libncurses5-dev</text:span><text:span text:style-name="T34">”.</text:span></text:p>
      <text:p text:style-name="P23"><text:span text:style-name="T34">[</text:span><text:span text:style-name="T33">Screenshot_4a_1]</text:span></text:p>
      <text:p text:style-name="P24"><text:span text:style-name="T16">A</text:span><text:span text:style-name="T17">fter we need to configure linux source, in which we can choose which features to include in our source. To do this “</text:span><text:span text:style-name="T18">make menuconfig</text:span><text:span text:style-name="T17">” is executed. It is</text:span><text:span text:style-name="T19"> a menu-driven</text:span><text:span text:style-name="T26"> </text:span><text:span text:style-name="T27">user interface</text:span><text:span text:style-name="T19">, allows the user to choose the features of Linux (and other options) that will be compiled. </text:span><text:span text:style-name="T20">After configuring source we will save it. For simplicity here I left default options. Then packages list is updated by “</text:span><text:span text:style-name="T23">$sudo apt-get update</text:span><text:span text:style-name="T20">”.</text:span></text:p>
      <text:p text:style-name="P28"/>
      <text:p text:style-name="P27"><text:span text:style-name="T20">[</text:span><text:span text:style-name="T19">Screenshot_4a_2]</text:span></text:p>
      <text:p text:style-name="P27"><text:span text:style-name="T20">[</text:span><text:span text:style-name="T19">Screenshot_4a_3]</text:span></text:p>
      <text:p text:style-name="P27"><text:span text:style-name="T20">[</text:span><text:span text:style-name="T19">Screenshot_4a_4]</text:span></text:p>
      <text:p text:style-name="P27"><text:span text:style-name="T20">[</text:span><text:span text:style-name="T19">Screenshot_4a_5]</text:span></text:p>
      <text:p text:style-name="P27"><text:span text:style-name="T20">[</text:span><text:span text:style-name="T19">Screenshot_4a_6]</text:span></text:p>
      <text:p text:style-name="P27"><text:span text:style-name="T20">[</text:span><text:span text:style-name="T19">Screenshot_4a_7]</text:span></text:p>
      <text:p text:style-name="P28"/>
      <text:p text:style-name="P25"><text:span text:style-name="T20">T</text:span><text:span text:style-name="T21">he next step is to install “libssl-dev” package which</text:span><text:span text:style-name="T19"> contains development libraries, header files, and manpages for libssl and libcrypto. This package is part of the OpenSSL project's implementation of the SSL and TLS cryptographic protocols for secure communication over the Internet. </text:span><text:span text:style-name="T21">It is done by using “</text:span><text:span text:style-name="T24">$sudo apt-get install libssl-dev</text:span><text:span text:style-name="T21">”.</text:span></text:p>
      <text:p text:style-name="P29"/>
      <text:p text:style-name="P27"><text:span text:style-name="T21">[</text:span><text:span text:style-name="T19">Screenshot_4a_8]</text:span></text:p>
      <text:p text:style-name="P29"/>
      <text:p text:style-name="P26"><text:span text:style-name="T21">T</text:span><text:span text:style-name="T22">he final step before compilation is to execute “</text:span><text:span text:style-name="T25">$make clean</text:span><text:span text:style-name="T22">” comman. “</text:span><text:span text:style-name="T25">$make clean</text:span><text:span text:style-name="T22">” i</text:span><text:span text:style-name="T28">s something you do before recompiling, to make sure you get a clean build and don't have left-over by-products from previous runs. </text:span></text:p>
      <text:p text:style-name="P30"/>
      <text:p text:style-name="P31">[Screenshot_4a_9]</text:p>
      <text:p text:style-name="P32"/>
      <text:p text:style-name="P26"><text:span text:style-name="T29">The final step is to compile and install kernel and modules using “</text:span><text:span text:style-name="T30">$make deb-pkg</text:span><text:span text:style-name="T29">”. </text:span><text:span text:style-name="T28">The “make deb-pkg” command will create five deb packages in</text:span><text:span text:style-name="T29"> ../ that you will need to install with “</text:span><text:span text:style-name="T30">$dpkg -i linux-*.deb</text:span><text:span text:style-name="T29">”. </text:span></text:p>
      <text:p text:style-name="P33"/>
      <text:p text:style-name="P27"><text:span text:style-name="T29">[</text:span><text:span text:style-name="T28">Screenshot_4a_10] ~ [Screenshot_4a_16]</text:span></text:p>
      <text:p text:style-name="P33"/>
      <text:p text:style-name="P27"><text:span text:style-name="T29">4</text:span><text:span text:style-name="T28">c.</text:span></text:p>
      <text:p text:style-name="P27"><text:span text:style-name="T28">To test you will install compiled “.deb” files from source </text:span><text:span text:style-name="T29">with “</text:span><text:span text:style-name="T30">$dpkg -i linux-*.deb</text:span><text:span text:style-name="T29">”. </text:span><text:span text:style-name="T28">After you can reboot to new kernel.</text:span></text:p>
      <text:p text:style-name="P31"/>
      <text:p text:style-name="P31">[Screenshot_4c_1]</text:p>
      <text:p text:style-name="P31">[Screenshot_4c_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15:45:07.817326436</meta:creation-date>
    <dc:date>2017-10-12T06:18:37.717064452</dc:date>
    <meta:editing-duration>PT1H56M29S</meta:editing-duration>
    <meta:editing-cycles>20</meta:editing-cycles>
    <meta:generator>LibreOffice/5.3.1.2$Linux_X86_64 LibreOffice_project/30m0$Build-2</meta:generator>
    <meta:document-statistic meta:table-count="0" meta:image-count="0" meta:object-count="0" meta:page-count="2" meta:paragraph-count="50" meta:word-count="561" meta:character-count="3965" meta:non-whitespace-character-count="3430"/>
  </office:meta>
</office:document-meta>
</file>